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852de"/>
    </style:style>
    <style:style style:name="P2" style:family="paragraph" style:parent-style-name="Text_20_body">
      <style:text-properties officeooo:rsid="001792c8" officeooo:paragraph-rsid="001792c8"/>
    </style:style>
    <style:style style:name="P3" style:family="paragraph" style:parent-style-name="Standard">
      <style:text-properties officeooo:paragraph-rsid="00170ae1"/>
    </style:style>
    <style:style style:name="P4" style:family="paragraph" style:parent-style-name="Text_20_body">
      <style:text-properties officeooo:paragraph-rsid="001852de"/>
    </style:style>
    <style:style style:name="P5" style:family="paragraph" style:parent-style-name="Text_20_body">
      <style:text-properties fo:color="#000000" officeooo:rsid="001852de" officeooo:paragraph-rsid="001b59fc"/>
    </style:style>
    <style:style style:name="P6" style:family="paragraph" style:parent-style-name="Text_20_body">
      <style:text-properties fo:color="#000000" officeooo:rsid="001852de" officeooo:paragraph-rsid="001852de"/>
    </style:style>
    <style:style style:name="P7" style:family="paragraph" style:parent-style-name="Text_20_body">
      <style:text-properties fo:color="#000000" officeooo:rsid="001852de" officeooo:paragraph-rsid="001ed31b"/>
    </style:style>
    <style:style style:name="P8" style:family="paragraph" style:parent-style-name="Text_20_body">
      <style:text-properties fo:color="#000000" officeooo:rsid="001792c8" officeooo:paragraph-rsid="0020cafe"/>
    </style:style>
    <style:style style:name="P9" style:family="paragraph" style:parent-style-name="Text_20_body">
      <style:text-properties fo:color="#000000" officeooo:rsid="001792c8" officeooo:paragraph-rsid="00227bd5"/>
    </style:style>
    <style:style style:name="P10" style:family="paragraph" style:parent-style-name="Text_20_body">
      <style:text-properties officeooo:rsid="001792c8" officeooo:paragraph-rsid="001792c8"/>
    </style:style>
    <style:style style:name="P11" style:family="paragraph" style:parent-style-name="Text_20_body">
      <style:text-properties officeooo:rsid="001792c8" officeooo:paragraph-rsid="0020cafe"/>
    </style:style>
    <style:style style:name="P12" style:family="paragraph" style:parent-style-name="Text_20_body">
      <style:text-properties officeooo:rsid="001852de" officeooo:paragraph-rsid="001852de"/>
    </style:style>
    <style:style style:name="P13" style:family="paragraph" style:parent-style-name="Heading_20_2">
      <style:text-properties officeooo:rsid="00170ae1" officeooo:paragraph-rsid="00170ae1"/>
    </style:style>
    <style:style style:name="P14" style:family="paragraph" style:parent-style-name="Heading_20_2">
      <style:text-properties officeooo:rsid="00170ae1" officeooo:paragraph-rsid="001b59fc"/>
    </style:style>
    <style:style style:name="T1" style:family="text">
      <style:text-properties officeooo:rsid="001852de"/>
    </style:style>
    <style:style style:name="T2" style:family="text">
      <style:text-properties fo:color="#800080"/>
    </style:style>
    <style:style style:name="T3" style:family="text">
      <style:text-properties fo:color="#800080" officeooo:rsid="001852de"/>
    </style:style>
    <style:style style:name="T4" style:family="text">
      <style:text-properties fo:color="#000000" officeooo:rsid="001852de"/>
    </style:style>
    <style:style style:name="T5" style:family="text">
      <style:text-properties fo:color="#808000"/>
    </style:style>
    <style:style style:name="T6" style:family="text">
      <style:text-properties fo:color="#808000" officeooo:rsid="001852de"/>
    </style:style>
    <style:style style:name="T7" style:family="text">
      <style:text-properties fo:color="#808000" officeooo:rsid="0019c193"/>
    </style:style>
    <style:style style:name="T8" style:family="text">
      <style:text-properties fo:color="#c0c0c0"/>
    </style:style>
    <style:style style:name="T9" style:family="text">
      <style:text-properties fo:color="#c0c0c0" officeooo:rsid="001852de"/>
    </style:style>
    <style:style style:name="T10" style:family="text">
      <style:text-properties officeooo:rsid="00189897"/>
    </style:style>
    <style:style style:name="T11" style:family="text">
      <style:text-properties officeooo:rsid="0019c193"/>
    </style:style>
    <style:style style:name="T12" style:family="text">
      <style:text-properties officeooo:rsid="00170ae1"/>
    </style:style>
    <style:style style:name="T13" style:family="text">
      <style:text-properties officeooo:rsid="001b59fc"/>
    </style:style>
    <style:style style:name="T14" style:family="text">
      <style:text-properties officeooo:rsid="001ce89d"/>
    </style:style>
    <style:style style:name="T15" style:family="text">
      <style:text-properties officeooo:rsid="001ed31b"/>
    </style:style>
    <style:style style:name="T16" style:family="text">
      <style:text-properties officeooo:rsid="0020cafe"/>
    </style:style>
    <style:style style:name="T17" style:family="text">
      <style:text-properties officeooo:rsid="00227b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o de Requisitos</text:h>
      <text:p text:style-name="P2">Professor: Sergio Barbosa Villas-Boas (sbVB)</text:p>
      <text:p text:style-name="P2">Aluno: Victor Hernandes (vh@viclib.com), <text:span text:style-name="T13">Gabriel Almeida (gabriel_almeida@poli.ufrj.br)</text:span></text:p>
      <text:h text:style-name="P14" text:outline-level="2">Título</text:h>
      <text:p text:style-name="Standard">Visualizador Multi-camada 3D</text:p>
      <text:h text:style-name="P13" text:outline-level="2">2013_10_1<text:span text:style-name="T14">4</text:span></text:h>
      <text:p text:style-name="P11"><text:span text:style-name="T14">Victor Hernandes </text:span></text:p>
      <text:p text:style-name="P1"><text:span text:style-name="T1">Deve-se incluir a possibilidade de deslocamento do ponto de origem na visualização 3d. Deve haver controles de </text:span><text:span text:style-name="T10">visualização</text:span><text:span text:style-name="T1"> cujas teclas sejam as mesmas do visualizador 3d do Google Earth. </text:span></text:p>
      <text:p text:style-name="P12">Deve ser acrescentado um painel flutuante não modal que mostre cada camada, com um edit text que permita ver e editar o código da sua cor, eu check box que faça mostrar ou não mostrar cada camada. <text:span text:style-name="T15">Para se mudar a cor de um Layer, deve ser chamado o dialogbox de colorPicker do sistema. </text:span><text:span text:style-name="T16">O valor modificado da cor (as 6 letras de cor, e.g. ff0034) deve ser salvo no arquivo *.v3d. O salvamento é feito no menu File-&gt;Save. Deve haver uma opção para replicar as cores de um conjunto de Layers para todos os outros.</text:span></text:p>
      <text:p text:style-name="P1"><text:span text:style-name="T1">O formato a ser exibido deve acrescentar mais um nível de contenedor. Isso é, ao invés de se exibir um conjunto de Layers (</text:span><text:span text:style-name="T3">vector</text:span><text:span text:style-name="T4">&lt;</text:span><text:span text:style-name="T3">Layer</text:span><text:span text:style-name="T4">&lt;</text:span><text:span text:style-name="T6">double</text:span><text:span text:style-name="T4">&gt;</text:span><text:span text:style-name="T9"> </text:span><text:span text:style-name="T4">&gt;), vai se exibir um conjunto de conjuntos de layers (</text:span><text:span text:style-name="T3">vector</text:span><text:span text:style-name="T4">&lt;</text:span><text:span text:style-name="T3">vector</text:span><text:span text:style-name="T4">&lt;</text:span><text:span text:style-name="T3">Layer</text:span><text:span text:style-name="T4">&lt;</text:span><text:span text:style-name="T6">double</text:span><text:span text:style-name="T4">&gt;</text:span><text:span text:style-name="T9"> </text:span><text:span text:style-name="T4">&gt; &gt;). Ao se ler os dados, tudo deve ser carregado de disco para a memória.</text:span></text:p>
      <text:p text:style-name="P5"><text:span text:style-name="T11">Deve haver 2 objetos contenedores para se armazenar em memória os dados em disco. Um </text:span><text:span text:style-name="T2">vector</text:span>&lt;<text:span text:style-name="T2">vector</text:span>&lt;<text:span text:style-name="T2">Layer</text:span>&lt;<text:span text:style-name="T5">double</text:span>&gt;<text:span text:style-name="T8"> </text:span>&gt; &gt; <text:span text:style-name="T11">e outro </text:span><text:span text:style-name="T2">vector</text:span>&lt;<text:span text:style-name="T2">vector</text:span>&lt;<text:span text:style-name="T2">Layer</text:span>&lt;<text:span text:style-name="T7">float</text:span>&gt;<text:span text:style-name="T8"> </text:span>&gt; &gt;. <text:span text:style-name="T11">Deve haver 2 opções de leitura de dados: uma “read as double” e outra “read as float”. As duas devem ser iguais em tudo, tendo apenas o tipo do objeto contenedor de diferença (e obviamente o consumo de memória correspondente).</text:span></text:p>
      <text:p text:style-name="P7"><text:span text:style-name="T15">---</text:span></text:p>
      <text:p text:style-name="P8"><text:span text:style-name="T13">Gabriel Almeida</text:span></text:p>
      <text:p text:style-name="P9"><text:span text:style-name="T17">Esse trabalho para você vale 10 no trabalho + 3 pontos somar em outras tarefas. Não perca a prova !!!</text:span></text:p>
      <text:p text:style-name="P5">Cada conjunto de Layers deve ter uma string de identificação própria. Deve haver um painel flutuante não modal com um slider horizontal (como um seekBar), com tantos pontos quantos conjunto de Layers houver, sendo que cada ponto é marcado pela string que identifica o conjunto de Layers. Por se deslizar o slider pelos pontos existentes, o visualizador deve substituir o conjunto de Layers sendo visto pelo correspondente da string de identificação.</text:p>
      <text:p text:style-name="P6">Por exemplo: seja o caso de 4 conjuntos de Layers, com nomes “t1”, “t2”, “t3”, “t4”. Nesse caso, ao se ler os dados, todos os 4 conjuntos de Layers devem ser lidos na memória. O slider horizontal deve ter 4 pontos, com as referidas 4 strings. Se o slider estiver sobre o ponto com identificação “t2”, deve-se mostrar o conjunto de Layers “t2”. Se o usuário deslisar para “t3”, deve-se mostrar o conjunto de Layers “t3”.</text:p>
      <text:p text:style-name="P5"><text:span text:style-name="T13">Deve haver um painel que permite salvar em jpg uma sequencia de arquivos, com nome imgxxxx.jpg, sendo xxxx um numero sequencial (0001, 0002, …), que seja salvo num diretório (o painel deve permitir apontar qualquer diretório. Em seguida, deve ser configurado um script em ffmpeg que converte o conjunto de imagens em um video. A criação do video deve ser comandada </text:span><text:soft-page-break/><text:span text:style-name="T13">por um botão no painel GUI. Deve haver um script ffmpeg que será chamado pelo GUI para a criação do video, e o nome desse script deve poder ser alterado pelo painel. Caso o usuário deseje alguma customização específica na produção do video, isso deve ser possível por alterar o script que é chamado pelo ffmpeg.</text:span></text:p>
      <text:h text:style-name="P13" text:outline-level="2">2013_09_25</text:h>
      <text:p text:style-name="P3">Base tecnologica:</text:p>
      <text:p text:style-name="Standard">O programa deve ser escrito em C++ multiplataforma baseado em Qt e OpenGL.</text:p>
      <text:p text:style-name="Standard"/>
      <text:p text:style-name="Standard">O programa deve ter um menu com caso de uso para abertura de arquivo, que deve ser um arquivo texto plano, onde cada linha contém um nome de outro arquivo e uma cor no formato RGB. Exemplo:</text:p>
      <text:p text:style-name="Standard">arquivo1.dat; #00FF00</text:p>
      <text:p text:style-name="Standard">arquivo2.dat; #00FFFF</text:p>
      <text:p text:style-name="Standard"/>
      <text:p text:style-name="Standard">O arquivo de texto deve ter extensão *.v3d e pode ter um número arbitrário de linhas.</text:p>
      <text:p text:style-name="Standard"/>
      <text:p text:style-name="Standard">O arquivo de dados *.dat tem o formato descrito abaixo:</text:p>
      <text:p text:style-name="Standard">x0 y0 dx dy</text:p>
      <text:p text:style-name="Standard">z[0][0]<text:tab/>z[0][1]<text:tab/>z[0][2]<text:tab/>z[0][3]<text:tab/>...</text:p>
      <text:p text:style-name="Standard">z[1][0]<text:tab/>z[1][1]<text:tab/>z[1][2]<text:tab/>z[1][3]<text:tab/>...</text:p>
      <text:p text:style-name="Standard">...<text:tab/>...<text:tab/>...<text:tab/>...<text:tab/>...</text:p>
      <text:p text:style-name="Standard"/>
      <text:p text:style-name="Standard">Ou seja, os dados são informados em formato de tabela, com N linhas, cada uma constituída de M elementos. Os valores de N e M não são informados no arquivo e devem ser inferidos a partir do formato dos dados. O eixo X é dereminado pelo índice do elemento em uma linha. O eixo Y é determinado pelo número da linha. Toda essa informação deve ser lida por um objeto do tipo Layer com a seguinte especificação:</text:p>
      <text:p text:style-name="Standard">template &lt;class T&gt;</text:p>
      <text:p text:style-name="Standard">class Layer(){</text:p>
      <text:p text:style-name="Standard"><text:s text:c="4"/>private:</text:p>
      <text:p text:style-name="Standard"><text:s text:c="4"/>T x, y; // ponto inicial da camada</text:p>
      <text:p text:style-name="Standard"><text:s text:c="4"/>T dx, dy; // espaço vertical ou horizontal entre dois pontos</text:p>
      <text:p text:style-name="Standard"><text:s text:c="4"/>T **z; // aponta para um array contendo cada valor de z</text:p>
      <text:p text:style-name="Standard"><text:s text:c="4"/>int color; // a cor da camada, no formato #RRGGBB</text:p>
      <text:p text:style-name="Standard"><text:s text:c="4"/>unsigned int dimx, dimy; // tamanho horizontal e vertical do gráfico</text:p>
      <text:p text:style-name="Standard"><text:s text:c="4"/>public:</text:p>
      <text:p text:style-name="Standard"><text:s text:c="4"/>void read_line(const char* file, int size); // método que lê um arquivo, preenxendo os dados</text:p>
      <text:p text:style-name="Standard">}</text:p>
      <text:p text:style-name="Standard"/>
      <text:p text:style-name="Standard">As layers devem ser agrupadas em um deque&lt;Layer&gt;.</text:p>
      <text:p text:style-name="Standard"/>
      <text:p text:style-name="Standard"/>
      <text:p text:style-name="Standard">zoom, deslocamento e rotaca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9:34:46</meta:creation-date>
    <meta:editing-duration>P1DT47M19S</meta:editing-duration>
    <meta:editing-cycles>12</meta:editing-cycles>
    <meta:generator>LibreOffice/4.0.2.2$Linux_X86_64 LibreOffice_project/400m0$Build-2</meta:generator>
    <meta:initial-creator>Victor Maia</meta:initial-creator>
    <dc:date>2013-10-14T16:51:30</dc:date>
    <dc:creator>sbvb </dc:creator>
    <meta:document-statistic meta:table-count="0" meta:image-count="0" meta:object-count="0" meta:page-count="2" meta:paragraph-count="43" meta:word-count="814" meta:character-count="4753" meta:non-whitespace-character-count="3948"/>
  </office:meta>
</office:document-meta>
</file>